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officeooo:rsid="0011a9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chine Learning for <text:span text:style-name="T1">absolute beginers</text:span> </text:h>
      <text:p text:style-name="Text_20_body">I want to talk to you about Machine Learning. </text:p>
      <text:p text:style-name="Text_20_body">It's a buzzword. Everyone is talking about it. I'll assume you have heard about it too and you're a curious Internet citizen like me and want to know about how it works. So let's learn. This article is intended for people who don't know anything about computers or programming or maths but even if you do, I am sure I have something for you.</text:p>
      <text:p text:style-name="Text_20_body">Let's disambiguate things here. </text:p>
      <text:p text:style-name="Text_20_body">A machine is a functional device or a device which performs a function. Like, a calculator, a mobile phone or even a full fledged computer. For our case, a machine shall refer to a computational machine like say a mobile phone or a laptop or anything of that fraternity that is sold under the subcategory of computers and peripherals on Amazon. </text:p>
      <text:p text:style-name="Text_20_body">On the other hand, learning may refer to well, just learning anything. Like, a baby doesn't really know who is her mother or his father but she "learns" about it slowly. Or like a dog "learns" about who his owner is. Or a fly "learns" that flying into a candle will kill it. </text:p>
      <text:p text:style-name="Text_20_body">But how would a machine learn? What would it learn? Can't we just tell it to learn? Why should it be difficult? Doesn't a machine already know how to add and compute? How is it not learning? </text:p>
      <text:p text:style-name="Text_20_body">There are some questions we are subsequently going to answer one by one. </text:p>
      <text:p text:style-name="Text_20_body">For the time, remember that a machine's task it to simply take an input and give out an output. The input is a set of values and an instruction. Like "Add 2 and 2" will give 4, "Subtract 4 and 1" will give 3. These instructions are well defined and there are not a lot of them. Like a basic calculator has 16 instructions. We use a combination of these instructions to achieve some complex results. </text:p>
      <text:p text:style-name="Text_20_body">A computational machine never makes a (significant) mistake while calculating these values. It never forgets to carry or borrow. It never forgets a step while finding a product. That is what they are used worldwide for computational problems. They are far better at it than us mortal humans. </text:p>
      <text:p text:style-name="Text_20_body">But what about other problems? Can a computer solve other non computational problems without making a mistake? Let's consider the very popular problem for example say "Predict the price of house given the prices of 3 previous years" or even easier than this. "Predict whether it will rain today". </text:p>
      <text:p text:style-name="Text_20_body">You see, there's no well defined numerical method to solve this problem. There is no correct answer. In fact we don't even know if we can find an answer to this problem at all. The closest we can come to is "There's an 80% chance it will rain tomorrow" but that's not an answer. That's the chance of one possible value being the correct answer. </text:p>
      <text:p text:style-name="Text_20_body">Problems with no well defined numerical solutions can be solved by a set of complicated mathematical methods like by calculating the probability. Any problem that is not numerically computable and exclusive and can be solved statistically is a machine learning problem. </text:p>
      <text:p text:style-name="Text_20_body"><text:soft-page-break/>In a very naive way, any problem containing the word- probable, possible, chance, etc or any problem that is generally ambiguous and not well defined can be called a machine learning problem or can be solved as a machine learning problem.</text:p>
      <text:p text:style-name="Text_20_body">There are several approaches to solve a machine learning problem. Note that solving a machine learning problem generally implies coming up with a suitable mathematical expression that takes the entire data into account. Let's see what this means. </text:p>
      <text:p text:style-name="Text_20_body">In a classic numerical problem you'd come across statements that sound like "Alice has 2 candies and Bob has 2 candies. How many candies are there in total?". While in Machine Learning, a problem sounds like this "If Alice buys 1,2,3,4,5,6,7,8,9,10......30 candies in the past 30 days respectively, how many candies will she buy on the 31st day?". Or, if a little beter expressed "How many candies is she likely to buy on the 31st day?". Intuitively you'd say "31" which is the most likely answer. Do realize that to come up with the answer you perform the following operation. </text:p>
      <text:p text:style-name="Text_20_body">1) You observe the data. You see that on day 1, Alice bought 1 candy, on day 2 Alice bought 2 candies, on day 3 Alice bought 3 candies and so on. </text:p>
      <text:p text:style-name="Text_20_body">2) You try to find a relation between the day number and the number of candies bought on the particular day </text:p>
      <text:p text:style-name="Text_20_body">3) You realize that the number of candies bought on the particular day is the same as the nth date. </text:p>
      <text:p text:style-name="Text_20_body">4) You decide that since this data follows this particular pattern for 30 days, on the 31st day too, the data is most likely to follow this pattern. That is, the number of candies is going to as much as the day number. </text:p>
      <text:p text:style-name="Text_20_body">5) You come up with the hypothesis that the answer to the question is 31. </text:p>
      <text:p text:style-name="Text_20_body">You see that in the above mentioned calculation, you learn that the data follows a particular pattern and from the pattern you infer a solution. This is exactly what machine learning problem look like from a very narrow perspective. </text:p>
      <text:p text:style-name="Text_20_body">But do realize that very less data is so easily representable and well defined and very less data is numerical in nature. The problems that Machine Learning algorithms are used on nowadays include images, videos and a lot of different kind of data. This data is cannot easily be bound into any number system or a numerical function. The data in this case (which is read a binary and 1 sequence by the computer is represented in terms of various mathematical representations like matrix or Groups or sets (If you don't know what this is, just understand that these are various representations of data used in order to simplify the operations that can be carried out) and then operated upon. </text:p>
      <text:p text:style-name="Text_20_body">Do realize that data can be very very random in nature and not all Machine Learning problems will have an easily visible and identifiable pattern. In most cases the pattern will be difficult to spot. For example in the set of numbers- { 1, 1, 2, 3, 5, 8, 15...} what would be the next number? </text:p>
      <text:p text:style-name="Text_20_body">Observe that the next number in the sequence is the sum of the previous 2 numbers. 1+1=2, 1+2=3, and so on except for the last number 5+8 is not 15 but since most of the data is the sum of the previous 2 <text:soft-page-break/>numbers, we'll follow the rule in order to find the next number in this sequence. There is no better solution than this. </text:p>
      <text:p text:style-name="Text_20_body">This is why Machine Learning algorithms are very prone to error. These errors, if too much, render the algorithm not usable. So they need to be minimized. </text:p>
      <text:p text:style-name="Text_20_body">Most of the ongoing research in Machine Learning is about these 3 domains. </text:p>
      <text:p text:style-name="Text_20_body">1) Finding a pattern in different kind of data. Video, Audio, Sound, etc </text:p>
      <text:p text:style-name="Text_20_body">2) Finding a pattern in lesser and lesser time </text:p>
      <text:p text:style-name="Text_20_body">3) Minimizing the error and hence finding a better pattern than ever. </text:p>
      <text:p text:style-name="Text_20_body">------------------------------------------------------------------------------</text:p>
      <text:p text:style-name="Text_20_body">The ultimate goal of machine learning was to extend the limited features of a computer to include even the visibly non computational tasks that humans can do like identifying a face or recognizing a person. </text:p>
      <text:p text:style-name="Text_20_body">In order to achieve this kind of results, someone came up with the concept of a Neural Network based algorithm- an Algorithm that is supposed to work like the human neurons which is the primary constituent of the human brain.</text:p>
      <text:p text:style-name="Text_20_body">The main purpose of these algorithm was to automatically discover very complex patterns in parts of very random data. </text:p>
      <text:p text:style-name="Text_20_body">Let us understand this with an example. </text:p>
      <text:p text:style-name="Text_20_body">Let's see you see your are turning the pages of your favorite newspaper and you suddenly come across the picture of someone famous. You take a minute to identify that this is M.S Dhoni, the Indian cricket legend. </text:p>
      <text:p text:style-name="Text_20_body">Your brain follows a very complicated set of procedures in order to arrive at this result. </text:p>
      <text:p text:style-name="Text_20_body">1) You see the picture and you identify that it has 2 eyes, 2 ears, a mouth and a nose and so this is indeed a human face</text:p>
      <text:p text:style-name="Text_20_body">2) You capture the face in your head and run it through all the faces you have ever seen and realize that this is a face that you have seen before. </text:p>
      <text:p text:style-name="Text_20_body">3) You try to associate the face with things. Is he a singer? Is he an actor. Aha! He's a cricketer. </text:p>
      <text:p text:style-name="Text_20_body">4) You collect your memory and compare the face with all cricketers' faces you have ever seen and come to the conclusion that he is Dhoni. </text:p>
      <text:p text:style-name="Text_20_body">You see that this simple activity has so many layers and so many different kinds of problems are being solved by your brain. </text:p>
      <text:p text:style-name="Text_20_body">This is what Neural Network based algorithms do. They divide the problem into very small problems and solve them separately. Then they add up all the solutions in order to come up with something that can be deemed a reasonable solution to the problem. </text:p>
      <text:p text:style-name="Text_20_body"><text:soft-page-break/>Such kind of learning is called Deep Learning. </text:p>
      <text:p text:style-name="Text_20_body">Deep Learning is used as a vector to produce results that resemble Artificial Intelligence. Artificial Intelligence is a theoretical concept when a computer will be able to perform all the things that you as a man or woman can perform. It is theoretical because using our current knowledge base we cannot produce results of this kind nor will we able to possibly produce anything of that sort in the upcoming years. </text:p>
      <text:p text:style-name="Text_20_body">But even if we do, it is our duty to teach machines good things. You see, like kids machines learn from examples. </text:p>
      <text:p text:style-name="Text_20_body"><text:span text:style-name="Strong_20_Emphasis">PART 2 coming so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5.4.6.2$Linux_X86_64 LibreOffice_project/40m0$Build-2</meta:generator>
    <meta:editing-cycles>0</meta:editing-cycles>
    <meta:editing-duration>P0D</meta:editing-duration>
    <meta:document-statistic meta:table-count="0" meta:image-count="0" meta:object-count="0" meta:page-count="4" meta:paragraph-count="47" meta:word-count="1623" meta:character-count="9069" meta:non-whitespace-character-count="7452"/>
  </office:meta>
</office:document-meta>
</file>